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f0c01" officeooo:paragraph-rsid="001f0c01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officeooo:paragraph-rsid="001f0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style:text-underline-style="none" officeooo:rsid="0013a2af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3a2af" style:font-weight-asian="bold" style:font-weight-complex="bold"/>
    </style:style>
    <style:style style:name="T16" style:family="text">
      <style:text-properties style:text-underline-style="none" fo:font-weight="bold" officeooo:rsid="0014b053" style:font-weight-asian="bold" style:font-weight-complex="bold"/>
    </style:style>
    <style:style style:name="T17" style:family="text">
      <style:text-properties style:text-underline-style="none" fo:font-weight="bold" officeooo:rsid="00163d20" style:font-weight-asian="bold" style:font-weight-complex="bold"/>
    </style:style>
    <style:style style:name="T18" style:family="text">
      <style:text-properties style:text-underline-style="none" fo:font-weight="bold" officeooo:rsid="0019f238" style:font-weight-asian="bold" style:font-weight-complex="bold"/>
    </style:style>
    <style:style style:name="T19" style:family="text">
      <style:text-properties style:text-underline-style="none" fo:font-weight="bold" officeooo:rsid="001f0c01" style:font-weight-asian="bold" style:font-weight-complex="bold"/>
    </style:style>
    <style:style style:name="T20" style:family="text">
      <style:text-properties style:text-underline-style="none" officeooo:rsid="0014b053"/>
    </style:style>
    <style:style style:name="T21" style:family="text">
      <style:text-properties style:text-underline-style="none" officeooo:rsid="00163d20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63d20" style:font-weight-asian="normal" style:font-weight-complex="normal"/>
    </style:style>
    <style:style style:name="T24" style:family="text">
      <style:text-properties style:text-underline-style="none" fo:font-weight="normal" officeooo:rsid="001f0c01" style:font-weight-asian="normal" style:font-weight-complex="normal"/>
    </style:style>
    <style:style style:name="T25" style:family="text">
      <style:text-properties style:text-underline-style="none" style:font-weight-asian="normal" style:font-weight-complex="normal"/>
    </style:style>
    <style:style style:name="T2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2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2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2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30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3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32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34" style:family="text">
      <style:text-properties fo:color="#9cdcfe" loext:opacity="100%"/>
    </style:style>
    <style:style style:name="T35" style:family="text">
      <style:text-properties fo:color="#9cdcfe" loext:opacity="100%" style:font-weight-asian="normal" style:font-weight-complex="normal"/>
    </style:style>
    <style:style style:name="T36" style:family="text">
      <style:text-properties fo:color="#9cdcfe" loext:opacity="100%" fo:background-color="#000000" loext:char-shading-value="0" style:font-weight-asian="normal" style:font-weight-complex="normal"/>
    </style:style>
    <style:style style:name="T37" style:family="text">
      <style:text-properties fo:color="#9cdcfe" loext:opacity="100%" style:text-underline-style="none" style:font-weight-asian="normal" style:font-weight-complex="normal"/>
    </style:style>
    <style:style style:name="T38" style:family="text">
      <style:text-properties fo:color="#ce9178" loext:opacity="100%"/>
    </style:style>
    <style:style style:name="T39" style:family="text">
      <style:text-properties fo:color="#d7ba7d" loext:opacity="100%"/>
    </style:style>
    <style:style style:name="T40" style:family="text">
      <style:text-properties fo:background-color="#000000" loext:char-shading-value="0" style:font-weight-asian="normal" style:font-weight-complex="normal"/>
    </style:style>
    <style:style style:name="T41" style:family="text">
      <style:text-properties fo:color="#569cd6" loext:opacity="100%"/>
    </style:style>
    <style:style style:name="T42" style:family="text">
      <style:text-properties officeooo:rsid="001f0c01"/>
    </style:style>
    <style:style style:name="T43" style:family="text">
      <style:text-properties officeooo:rsid="0022b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5">bcrypt</text:span><text:span text:style-name="T13"> - </text:span><text:a xlink:type="simple" xlink:href="https://www.npmjs.com/package/bcrypt" text:style-name="Internet_20_link" text:visited-style-name="Visited_20_Internet_20_Link">https://www.npmjs.com/package/bcrypt</text:a><text:span text:style-name="T13"> - </text:span><text:span text:style-name="T26">npm </text:span><text:span text:style-name="T27">i</text:span><text:span text:style-name="T26"> bcrypt</text:span></text:p>
      <text:p text:style-name="P5"><text:span text:style-name="T15">body-parser </text:span><text:span text:style-name="T13">- </text:span><text:a xlink:type="simple" xlink:href="https://www.npmjs.com/package/body-parser" text:style-name="Internet_20_link" text:visited-style-name="Visited_20_Internet_20_Link">https://www.npmjs.com/package/body-parser</text:a><text:span text:style-name="T13"> - </text:span><text:span text:style-name="T26">npm </text:span><text:span text:style-name="T27">i</text:span><text:span text:style-name="T26"> body-parser</text:span></text:p>
      <text:p text:style-name="P6"><text:span text:style-name="T16">express</text:span><text:span text:style-name="T20"> - </text:span><text:a xlink:type="simple" xlink:href="https://www.npmjs.com/package/express" text:style-name="Internet_20_link" text:visited-style-name="Visited_20_Internet_20_Link">https://www.npmjs.com/package/express</text:a><text:span text:style-name="T20"> - </text:span><text:span text:style-name="T26">npm </text:span><text:span text:style-name="T28">i </text:span><text:span text:style-name="T26">express</text:span></text:p>
      <text:p text:style-name="P6"><text:span text:style-name="T16">mongoose</text:span><text:span text:style-name="T20"> - </text:span><text:a xlink:type="simple" xlink:href="https://www.npmjs.com/package/mongoose" text:style-name="Internet_20_link" text:visited-style-name="Visited_20_Internet_20_Link">https://www.npmjs.com/package/mongoose</text:a><text:span text:style-name="T20"> - </text:span><text:span text:style-name="T26">npm </text:span><text:span text:style-name="T28">i</text:span><text:span text:style-name="T26"> mongoose</text:span></text:p>
      <text:p text:style-name="P6"><text:span text:style-name="T16">jsonwebtoken</text:span><text:span text:style-name="T20"> - </text:span><text:a xlink:type="simple" xlink:href="https://www.npmjs.com/package/jsonwebtoken" text:style-name="Internet_20_link" text:visited-style-name="Visited_20_Internet_20_Link">https://www.npmjs.com/package/jsonwebtoken</text:a><text:span text:style-name="T20"> - </text:span><text:span text:style-name="T26">npm </text:span><text:span text:style-name="T28">i</text:span><text:span text:style-name="T26"> jsonwebtoken</text:span></text:p>
      <text:p text:style-name="P7"><text:span text:style-name="T17">dotenv</text:span><text:span text:style-name="T21"> - </text:span><text:a xlink:type="simple" xlink:href="https://www.npmjs.com/package/dotenv" text:style-name="Internet_20_link" text:visited-style-name="Visited_20_Internet_20_Link">https://www.npmjs.com/package/dotenv</text:a><text:span text:style-name="T21"> - </text:span><text:span text:style-name="T26">npm </text:span><text:span text:style-name="T29">i</text:span><text:span text:style-name="T26"> dotenv</text:span></text:p>
      <text:p text:style-name="P7"><text:span text:style-name="T17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7"> - </text:span><text:span text:style-name="T30">npm </text:span><text:span text:style-name="T31">i</text:span><text:span text:style-name="T30"> concurrently</text:span></text:p>
      <text:p text:style-name="P21"><text:span text:style-name="T19">nodemon</text:span><text:span text:style-name="T24"> - </text:span><text:a xlink:type="simple" xlink:href="https://www.npmjs.com/package/nodemon" text:style-name="Internet_20_link" text:visited-style-name="Visited_20_Internet_20_Link">https://www.npmjs.com/package/nodemon</text:a><text:span text:style-name="T24"> - </text:span><text:span text:style-name="T32">npm </text:span><text:span text:style-name="T33">i</text:span><text:span text:style-name="T32"> nodemon</text:span></text:p>
      <text:p text:style-name="P19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18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35">"</text:span><text:span text:style-name="T36">scripts"</text:span><text:span text:style-name="T40">: {</text:span></text:p>
      <text:p text:style-name="P14"><text:span text:style-name="T34"><text:tab/>"start"</text:span>: <text:span text:style-name="T38">"node server/server.js"</text:span>,</text:p>
      <text:p text:style-name="P14"><text:span text:style-name="T34"><text:tab/>"server"</text:span>: <text:span text:style-name="T38">"nodemon server/server.js"</text:span>,</text:p>
      <text:p text:style-name="P14"><text:span text:style-name="T34"><text:tab/>"client"</text:span>: <text:span text:style-name="T38">"npm run dev --prefix frontend"</text:span>,</text:p>
      <text:p text:style-name="P14"><text:span text:style-name="T34"><text:tab/>"dev"</text:span>: <text:span text:style-name="T38">"concurrently </text:span><text:span text:style-name="T39">\"</text:span><text:span text:style-name="T38">npm run server</text:span><text:span text:style-name="T39">\"</text:span><text:span text:style-name="T38"> </text:span><text:span text:style-name="T39">\"</text:span><text:span text:style-name="T38">npm run client</text:span><text:span text:style-name="T39">\"</text:span><text:span text:style-name="T38">"</text:span>,</text:p>
      <text:p text:style-name="P14"><text:span text:style-name="T34"><text:tab/>"test"</text:span>: <text:span text:style-name="T38">"echo </text:span><text:span text:style-name="T39">\"</text:span><text:span text:style-name="T38">Error: no test specified</text:span><text:span text:style-name="T39">\"</text:span><text:span text:style-name="T38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7">concurrently</text:span><text:span text:style-name="T23">. </text:span></text:p>
      <text:p text:style-name="P15"><text:span text:style-name="T23">В </text:span><text:span text:style-name="T14">vite.config.js</text:span><text:span text:style-name="T22"> добавяме</text:span></text:p>
      <text:p text:style-name="P12"><text:span text:style-name="T37">server:</text:span><text:span text:style-name="T25"> {</text:span></text:p>
      <text:p text:style-name="P11"><text:span text:style-name="T34"><text:tab/>proxy:</text:span> {</text:p>
      <text:p text:style-name="P11"><text:span text:style-name="T38"><text:tab/><text:tab/>'/api'</text:span><text:span text:style-name="T34">:</text:span> {</text:p>
      <text:p text:style-name="P11"><text:span text:style-name="T34"><text:tab/><text:tab/><text:tab/>target:</text:span> <text:span text:style-name="T38">'http://127.0.0.1:3001'</text:span>,</text:p>
      <text:p text:style-name="P11"><text:span text:style-name="T34"><text:tab/><text:tab/><text:tab/>changeOrigin:</text:span> <text:span text:style-name="T41">true</text:span>,</text:p>
      <text:p text:style-name="P11"><text:span text:style-name="T34"><text:tab/><text:tab/><text:tab/>secure:</text:span> <text:span text:style-name="T41">false</text:span></text:p>
      <text:p text:style-name="P11"><text:tab/><text:tab/>}</text:p>
      <text:p text:style-name="P11"><text:tab/>}</text:p>
      <text:p text:style-name="P11">}</text:p>
      <text:p text:style-name="P15"><text:span text:style-name="T22"/></text:p>
      <text:p text:style-name="P18">Това е само за девелъпмент цели.</text:p>
      <text:p text:style-name="P18">Инсталиране на <text:span text:style-name="T6">nodemon </text:span><text:span text:style-name="T42">с команда </text:span><text:span text:style-name="T6">npm i nodemon</text:span><text:span text:style-name="T42">.</text:span></text:p>
      <text:p text:style-name="P18"/>
      <text:p text:style-name="P20">CONNECTING TO DB</text:p>
      <text:p text:style-name="P20"><text:span text:style-name="T7">Създаваме файл</text:span> .<text:span text:style-name="T43">env </text:span><text:span text:style-name="T12">къде записваме всички паро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3T10:03:11.190759742</dc:date>
    <meta:editing-duration>PT13H46M29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37" meta:word-count="224" meta:character-count="1725" meta:non-whitespace-character-count="1517"/>
  </office:meta>
</office:document-meta>
</file>